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no</text:p>
          </table:table-cell>
          <table:table-cell office:value-type="string" calcext:value-type="string">
            <text:p>Popol(mln)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5.7" calcext:value-type="float">
            <text:p>105,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2.8" calcext:value-type="float">
            <text:p>122,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31.7" calcext:value-type="float">
            <text:p>131,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1.1" calcext:value-type="float">
            <text:p>151,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9.3" calcext:value-type="float">
            <text:p>179,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m(regressione):</text:p>
          </table:table-cell>
          <table:table-cell table:formula="of:=SLOPE([.A2:.A14];[.B2:.B14])" office:value-type="float" office:value="0.740787254408952" calcext:value-type="float">
            <text:p>0,740787254408952</text:p>
          </table:table-cell>
        </table:table-row>
        <table:table-row table:style-name="ro1">
          <table:table-cell table:style-name="ce1" office:value-type="string" calcext:value-type="string">
            <text:p>q(regressione):</text:p>
          </table:table-cell>
          <table:table-cell table:formula="of:=INTERCEPT([.A2:.A14];[.B2:.B14])" office:value-type="float" office:value="1838.27532661725" calcext:value-type="float">
            <text:p>1838,27532661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7:27:41.647600682</meta:creation-date>
    <dc:date>2021-02-13T18:20:50.018678620</dc:date>
    <meta:editing-duration>PT42M57S</meta:editing-duration>
    <meta:editing-cycles>4</meta:editing-cycles>
    <meta:generator>LibreOffice/7.1.0.3$Linux_X86_64 LibreOffice_project/10$Build-3</meta:generator>
    <meta:document-statistic meta:table-count="1" meta:cell-count="32" meta:object-count="0"/>
  </office:meta>
</office:document-meta>
</file>